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wnEval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3</text:p>
          </table:table-cell>
          <table:table-cell office:value-type="float" office:value="81.5" table:style-name="ce1">
            <text:p>81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01011==1001=10010=0111=11011==100=10011==01000=01=1100011011=01011000110110</text:p>
          </table:table-cell>
          <table:table-cell office:value-type="string" table:style-name="ce1">
            <text:p>10111==1=10=11001001=1=100110=1110100000010110==011100==0=0000001=10011111=00110</text:p>
          </table:table-cell>
          <table:table-cell office:value-type="float" office:value="6460" table:style-name="ce1">
            <text:p>646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1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1=0=10100==0110=01101=1000=00100==011=01100==10111=10=0011100100=1010011100100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==00100==1001=0=0=11100001=00111=1101=101=01110=1=11101=00010001==1101010===01</text:p>
          </table:table-cell>
          <table:table-cell office:value-type="float" office:value="6395.5" table:style-name="ce1">
            <text:p>639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2</text:p>
          </table:table-cell>
          <table:table-cell office:value-type="float" office:value="78.5" table:style-name="ce1">
            <text:p>78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01000==0=01=00110110=0=011001=0001011111101001==100011==1=1111110=01100000=11001</text:p>
          </table:table-cell>
          <table:table-cell office:value-type="string" table:style-name="ce1">
            <text:p>00==11011==0110=1=1=00011110=11000=0010=010=10001=0=00010=11101110==0010101===10</text:p>
          </table:table-cell>
          <table:table-cell office:value-type="string" table:style-name="ce1">
            <text:p>...</text:p>
          </table:table-cell>
          <table:table-cell office:value-type="float" office:value="6340" table:style-name="ce1">
            <text:p>63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epFutility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8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5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=1==1010011==10=======10==1010==11010===0</text:p>
          </table:table-cell>
          <table:table-cell office:value-type="string" table:style-name="ce1">
            <text:p>11===1==1=1===10=1=001=1=0100===1====0=11==110=</text:p>
          </table:table-cell>
          <table:table-cell office:value-type="string" table:style-name="ce1">
            <text:p>111=1===0=10=1=01=1111=111=10=111=11=10===111=1</text:p>
          </table:table-cell>
          <table:table-cell office:value-type="float" office:value="5278" table:style-name="ce1">
            <text:p>52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6</text:p>
          </table:table-cell>
          <table:table-cell office:value-type="float" office:value="82" table:style-name="ce1">
            <text:p>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=1====0==0101100==01=======01==0101==00101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=0=====0===11===11=100=1011101==1==10===</text:p>
          </table:table-cell>
          <table:table-cell office:value-type="string" table:style-name="ce1">
            <text:p>=1=1=1=01===1101110110=1=0=0==111111111111==011</text:p>
          </table:table-cell>
          <table:table-cell office:value-type="float" office:value="5184" table:style-name="ce1">
            <text:p>51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4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===0==0=0===01=0=110=0=1011===0====1=00==001=</text:p>
          </table:table-cell>
          <table:table-cell office:value-type="string" table:style-name="ce1">
            <text:p>0==10===1=====1===00===00=011=0100010==0==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===1=0=1=10==1=====11=11=10111=11==11==0=</text:p>
          </table:table-cell>
          <table:table-cell office:value-type="float" office:value="4684" table:style-name="ce1">
            <text:p>46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03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0=0===1=01=0=10=0000=000=01=000=00=01===000=0</text:p>
          </table:table-cell>
          <table:table-cell office:value-type="string" table:style-name="ce1">
            <text:p>=0=0=0=10===0010001001=0=1=1==000000000000==100</text:p>
          </table:table-cell>
          <table:table-cell office:value-type="string" table:style-name="ce1">
            <text:p>00000===0=1=0=01==0=====00=00=01000=00==00==1=</text:p>
          </table:table-cell>
          <table:table-cell office:value-type="string" table:style-name="ce1">
            <text:p>...</text:p>
          </table:table-cell>
          <table:table-cell office:value-type="float" office:value="3326" table:style-name="ce1">
            <text:p>3326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NullMove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7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=1==0=01=1===01=01=011</text:p>
          </table:table-cell>
          <table:table-cell office:value-type="string" table:style-name="ce1">
            <text:p>11=11=0011===1===0=11=====0</text:p>
          </table:table-cell>
          <table:table-cell office:value-type="float" office:value="762" table:style-name="ce1">
            <text:p>76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==1===0==1=10=0===10=10=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==1=0==1001====1011=010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00=00=1100===0===1=00=====1</text:p>
          </table:table-cell>
          <table:table-cell office:value-type="string" table:style-name="ce1">
            <text:p>======0=1==0110====0100=101</text:p>
          </table:table-cell>
          <table:table-cell office:value-type="string" table:style-name="ce1">
            <text:p>...</text:p>
          </table:table-cell>
          <table:table-cell office:value-type="float" office:value="681" table:style-name="ce1">
            <text:p>68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spirationWindowTest1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Tournament 4</text:p>
          </table:table-cell>
          <table:table-cell table:style-name="ce1"/>
          <table:table-cell office:value-type="string" table:style-name="ce1">
            <text:p>Blitz 2/6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koch_gsa</meta:initial-creator>
    <dc:creator>gkoch_gsa</dc:creator>
    <meta:creation-date>2010-05-03T13:17:56Z</meta:creation-date>
    <dc:date>2010-05-04T21:25:32Z</dc:date>
  </office:meta>
</office:document-meta>
</file>